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0.219cm"/>
    </style:style>
    <style:style style:name="gr3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none" fo:min-height="1.224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draw:fill="none" fo:min-height="0cm"/>
    </style:style>
    <style:style style:name="gr7" style:family="graphic" style:parent-style-name="standard">
      <style:graphic-properties draw:stroke="none" draw:fill="none" fo:min-height="0.297cm"/>
    </style:style>
    <style:style style:name="gr8" style:family="graphic" style:parent-style-name="standard">
      <style:graphic-properties draw:stroke="none" draw:fill="none" fo:min-height="0.457cm"/>
    </style:style>
    <style:style style:name="gr9" style:family="graphic" style:parent-style-name="standard">
      <style:graphic-properties draw:stroke="none" draw:fill="none" fo:min-height="0.507cm"/>
    </style:style>
    <style:style style:name="gr10" style:family="graphic" style:parent-style-name="standard">
      <style:graphic-properties draw:stroke="none" draw:fill="none" fo:min-height="1.119cm"/>
    </style:style>
    <style:style style:name="gr11" style:family="graphic" style:parent-style-name="objectwithoutfill">
      <style:graphic-properties svg:stroke-width="0.051cm" draw:marker-start-width="0.276cm" draw:marker-end="Arrowheads_20_1" draw:marker-end-width="0.376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051cm" draw:marker-start-width="0.276cm" draw:marker-end="" draw:marker-end-width="0.376cm" draw:fill="none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svg:stroke-width="0.051cm" svg:stroke-color="#000000" draw:marker-start-width="0.276cm" draw:marker-end-width="0.276cm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none" draw:fill="none" fo:min-height="0.303cm"/>
    </style:style>
    <style:style style:name="gr15" style:family="graphic" style:parent-style-name="standard">
      <style:graphic-properties draw:stroke="none" draw:fill="none" fo:min-height="3.037cm"/>
    </style:style>
    <style:style style:name="gr16" style:family="graphic" style:parent-style-name="standard">
      <style:graphic-properties draw:stroke="none" draw:fill="none" fo:min-height="2.095cm"/>
    </style:style>
    <style:style style:name="gr17" style:family="graphic" style:parent-style-name="standard">
      <style:graphic-properties draw:stroke="none" draw:fill="none" fo:min-height="0.885cm"/>
    </style:style>
    <style:style style:name="gr18" style:family="graphic" style:parent-style-name="objectwithoutfill">
      <style:graphic-properties svg:stroke-width="0.051cm" draw:marker-start-width="0.276cm" draw:marker-end="Arrowheads_20_1" draw:marker-end-width="0.276cm" draw:fill="none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textarea-horizontal-align="justify" draw:textarea-vertical-align="middle" draw:auto-grow-height="false"/>
    </style:style>
    <style:style style:name="gr20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fill="solid" draw:fill-color="#e6e6ff" draw:textarea-vertical-align="middle" draw:auto-grow-height="false" fo:min-height="0.749cm" fo:min-width="0.499cm" fo:wrap-option="wrap"/>
    </style:style>
    <style:style style:name="gr22" style:family="graphic" style:parent-style-name="standard">
      <style:graphic-properties draw:textarea-vertical-align="middle"/>
    </style:style>
    <style:style style:name="gr23" style:family="graphic" style:parent-style-name="standard">
      <style:graphic-properties draw:stroke="solid" svg:stroke-width="0.051cm" svg:stroke-color="#333333" draw:marker-start="" draw:marker-start-width="0.276cm" draw:marker-end="Arrow" draw:marker-end-width="0.276cm" draw:textarea-vertical-align="middle" fo:padding-top="0.15cm" fo:padding-bottom="0.15cm" fo:padding-left="0.275cm" fo:padding-right="0.275cm"/>
    </style:style>
    <style:style style:name="gr24" style:family="graphic" style:parent-style-name="standard">
      <style:graphic-properties draw:stroke="solid" svg:stroke-width="0.051cm" svg:stroke-color="#333333" draw:marker-start="" draw:marker-start-width="0.276cm" draw:marker-end-width="0.276cm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draw:stroke="solid" svg:stroke-color="#808080" draw:marker-start="" draw:fill="solid" draw:fill-color="#e6e6ff" draw:textarea-horizontal-align="justify" draw:textarea-vertical-align="middle" draw:auto-grow-height="false"/>
    </style:style>
    <style:style style:name="gr26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.454cm" fo:min-width="0.672cm"/>
    </style:style>
    <style:style style:name="gr27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false" fo:min-height="0.418cm" fo:min-width="0cm"/>
    </style:style>
    <style:style style:name="gr28" style:family="graphic" style:parent-style-name="standard">
      <style:graphic-properties draw:stroke="solid" svg:stroke-color="#333333" draw:marker-start="" draw:fill="solid" draw:fill-color="#e6e6ff" draw:textarea-horizontal-align="justify" draw:textarea-vertical-align="middle" draw:auto-grow-height="false"/>
    </style:style>
    <style:style style:name="gr29" style:family="graphic" style:parent-style-name="standard">
      <style:graphic-properties draw:stroke="solid" svg:stroke-width="0.051cm" svg:stroke-color="#333333" draw:marker-start="Arrow" draw:marker-start-width="0.276cm" draw:marker-end="Arrow" draw:marker-end-width="0.276cm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draw:stroke="solid" svg:stroke-width="0.051cm" svg:stroke-color="#333333" draw:marker-start="Arrowheads_20_1" draw:marker-start-width="0.276cm" draw:marker-end-width="0.276cm" draw:textarea-vertical-align="middle" fo:padding-top="0.15cm" fo:padding-bottom="0.15cm" fo:padding-left="0.275cm" fo:padding-right="0.275cm"/>
    </style:style>
    <style:style style:name="gr31" style:family="graphic" style:parent-style-name="standard">
      <style:graphic-properties svg:stroke-width="0.051cm" svg:stroke-color="#000000" draw:textarea-vertical-align="middle" fo:padding-top="0.15cm" fo:padding-bottom="0.15cm" fo:padding-left="0.275cm" fo:padding-right="0.275cm"/>
    </style:style>
    <style:style style:name="gr32" style:family="graphic" style:parent-style-name="standard">
      <style:graphic-properties svg:stroke-width="0.051cm" svg:stroke-color="#333333" draw:marker-start="Arrow" draw:marker-end="" draw:textarea-vertical-align="middle" fo:padding-top="0.15cm" fo:padding-bottom="0.15cm" fo:padding-left="0.275cm" fo:padding-right="0.275cm"/>
    </style:style>
    <style:style style:name="gr33" style:family="graphic" style:parent-style-name="standard">
      <style:graphic-properties draw:stroke="none" draw:fill="none" fo:min-height="1.527cm"/>
    </style:style>
    <style:style style:name="gr34" style:family="graphic" style:parent-style-name="objectwithoutfill">
      <style:graphic-properties svg:stroke-width="0.05cm" draw:marker-start-width="0.275cm" draw:marker-end="Arrowheads_20_1" draw:marker-end-width="0.375cm" draw:fill="none" draw:textarea-vertical-align="middle" fo:padding-top="0.15cm" fo:padding-bottom="0.15cm" fo:padding-left="0.275cm" fo:padding-right="0.275cm"/>
    </style:style>
    <style:style style:name="gr35" style:family="graphic" style:parent-style-name="standard">
      <style:graphic-properties draw:stroke="none" draw:fill="none" fo:min-height="2.057cm"/>
    </style:style>
    <style:style style:name="gr36" style:family="graphic" style:parent-style-name="standard">
      <style:graphic-properties draw:stroke="dash" draw:stroke-dash="Ultrafine_20_Dashed" svg:stroke-color="#000000" draw:fill="none" draw:textarea-horizontal-align="justify" draw:textarea-vertical-align="middle" draw:auto-grow-height="false"/>
    </style:style>
    <style:style style:name="gr37" style:family="graphic" style:parent-style-name="objectwithoutfill">
      <style:graphic-properties draw:marker-end="Arrowheads_20_1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color="#0000ff"/>
    </style:style>
    <style:style style:name="P3" style:family="paragraph">
      <style:text-properties fo:color="#c5000b"/>
    </style:style>
    <style:style style:name="P4" style:family="paragraph">
      <style:text-properties fo:color="#000000"/>
    </style:style>
    <style:style style:name="P5" style:family="paragraph">
      <style:text-properties fo:font-size="11pt" fo:font-weight="bold" style:font-size-asian="11pt" style:font-weight-asian="bold" style:font-size-complex="11pt" style:font-weight-complex="bold"/>
    </style:style>
    <style:style style:name="P6" style:family="paragraph">
      <style:text-properties fo:font-size="15pt" fo:font-weight="bold" style:font-size-asian="15pt" style:font-weight-asian="bold" style:font-size-complex="15pt" style:font-weight-complex="bold"/>
    </style:style>
    <style:style style:name="P7" style:family="paragraph">
      <style:paragraph-properties fo:text-align="start"/>
      <style:text-properties fo:color="#000000" fo:font-family="Arial" style:font-family-generic="swiss" style:font-pitch="variable" fo:font-size="13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3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3pt" style:font-weight-complex="normal"/>
    </style:style>
    <style:style style:name="T1" style:family="text">
      <style:text-properties fo:color="#0000ff"/>
    </style:style>
    <style:style style:name="T2" style:family="text">
      <style:text-properties fo:color="#c5000b" fo:font-size="10pt" style:font-size-asian="10pt" style:font-size-complex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000000" fo:font-size="10pt" style:font-size-asian="10pt" style:font-size-complex="10pt"/>
    </style:style>
    <style:style style:name="T5" style:family="text">
      <style:text-properties fo:font-size="11pt" fo:font-weight="bold" style:font-size-asian="11pt" style:font-weight-asian="bold" style:font-size-complex="11pt" style:font-weight-complex="bold"/>
    </style:style>
    <style:style style:name="T6" style:family="text">
      <style:text-properties fo:font-size="15pt" fo:font-weight="bold" style:font-size-asian="15pt" style:font-weight-asian="bold" style:font-size-complex="15pt" style:font-weight-complex="bold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color="#000000" fo:font-family="Arial" style:font-family-generic="swiss" style:font-pitch="variable" fo:font-size="13pt" fo:font-weight="normal" style:font-size-asian="13pt" style:font-weight-asian="normal" style:font-size-complex="13pt" style:font-weight-complex="normal"/>
    </style:style>
    <style:style style:name="T9" style:family="text">
      <style:text-properties fo:color="#000000" fo:font-family="Arial" style:font-family-generic="swiss" style:font-pitch="variable" fo:font-size="13pt" fo:font-weight="bold" style:font-size-asian="13pt" style:font-weight-asian="bold" style:font-size-complex="13pt" style:font-weight-complex="bold"/>
    </style:style>
    <style:style style:name="T10" style:family="text">
      <style:text-properties fo:color="#ff0000" fo:font-family="Arial" style:font-family-generic="swiss" style:font-pitch="variable"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4.765cm" svg:height="14.932cm" svg:x="1.762cm" svg:y="4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3.575cm" svg:height="0.962cm" svg:x="2.836cm" svg:y="17.794cm">
          <draw:text-box>
            <text:p><text:span text:style-name="T1">wb_gpio.v</text:span></text:p>
          </draw:text-box>
        </draw:frame>
        <draw:custom-shape draw:style-name="gr3" draw:text-style-name="P1" draw:layer="layout" svg:width="1.51cm" svg:height="1.668cm" svg:x="20.243cm" svg:y="8.321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frame draw:style-name="gr4" draw:layer="layout" svg:width="2.126cm" svg:height="1.474cm" svg:x="18.433cm" svg:y="8.234cm">
          <draw:text-box>
            <text:p><text:span text:style-name="T2">wb_stb_i</text:span></text:p>
            <text:p><text:span text:style-name="T2">wb_cyc_i</text:span></text:p>
            <text:p><text:span text:style-name="T3">ack</text:span></text:p>
          </draw:text-box>
        </draw:frame>
        <draw:line draw:style-name="gr5" draw:text-style-name="P1" draw:layer="layout" svg:x1="18.443cm" svg:y1="8.78cm" svg:x2="20.243cm" svg:y2="8.78cm">
          <text:p/>
        </draw:line>
        <draw:line draw:style-name="gr5" draw:text-style-name="P1" draw:layer="layout" svg:x1="18.442cm" svg:y1="9.179cm" svg:x2="20.242cm" svg:y2="9.179cm">
          <text:p/>
        </draw:line>
        <draw:line draw:style-name="gr5" draw:text-style-name="P1" draw:layer="layout" svg:x1="18.442cm" svg:y1="9.579cm" svg:x2="20.242cm" svg:y2="9.579cm">
          <text:p/>
        </draw:line>
        <draw:frame draw:style-name="gr6" draw:text-style-name="P3" draw:layer="layout" svg:width="2.534cm" svg:height="0.645cm" svg:x="21.644cm" svg:y="8.621cm">
          <draw:text-box>
            <text:p><text:span text:style-name="T2">wb_ack_o</text:span></text:p>
          </draw:text-box>
        </draw:frame>
        <draw:line draw:style-name="gr5" draw:text-style-name="P1" draw:layer="layout" svg:x1="21.741cm" svg:y1="9.178cm" svg:x2="23.541cm" svg:y2="9.178cm">
          <text:p/>
        </draw:line>
        <draw:custom-shape draw:style-name="gr3" draw:text-style-name="P1" xml:id="id4" draw:id="id4" draw:layer="layout" svg:width="1.51cm" svg:height="1.668cm" svg:x="4.368cm" svg:y="8.66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frame draw:style-name="gr4" draw:layer="layout" svg:width="2.126cm" svg:height="1.474cm" svg:x="1.762cm" svg:y="8.503cm">
          <draw:text-box>
            <text:p><text:span text:style-name="T2">wb_stb_i</text:span></text:p>
            <text:p><text:span text:style-name="T2">wb_cyc_i</text:span></text:p>
            <text:p><text:span text:style-name="T2">wb_we_i</text:span></text:p>
          </draw:text-box>
        </draw:frame>
        <draw:g>
          <draw:line draw:style-name="gr5" draw:text-style-name="P1" draw:layer="layout" svg:x1="2.532cm" svg:y1="9.049cm" svg:x2="4.332cm" svg:y2="9.049cm">
            <text:p/>
          </draw:line>
          <draw:line draw:style-name="gr5" draw:text-style-name="P1" draw:layer="layout" svg:x1="2.531cm" svg:y1="9.448cm" svg:x2="4.331cm" svg:y2="9.448cm">
            <text:p/>
          </draw:line>
          <draw:line draw:style-name="gr5" draw:text-style-name="P1" draw:layer="layout" svg:x1="2.531cm" svg:y1="9.848cm" svg:x2="4.331cm" svg:y2="9.848cm">
            <text:p/>
          </draw:line>
        </draw:g>
        <draw:frame draw:style-name="gr7" draw:text-style-name="P4" draw:layer="layout" svg:width="1.664cm" svg:height="0.645cm" svg:x="6.162cm" svg:y="8.82cm">
          <draw:text-box>
            <text:p><text:span text:style-name="T4">wb_wr</text:span></text:p>
          </draw:text-box>
        </draw:frame>
        <draw:frame draw:style-name="gr8" draw:text-style-name="P3" draw:layer="layout" svg:width="2.708cm" svg:height="0.707cm" svg:x="4.328cm" svg:y="15.978cm">
          <draw:text-box>
            <text:p><text:span text:style-name="T2">wb_dat_o[7:0]</text:span></text:p>
          </draw:text-box>
        </draw:frame>
        <draw:custom-shape draw:style-name="gr3" draw:text-style-name="P1" xml:id="id2" draw:id="id2" draw:layer="layout" svg:width="2.703cm" svg:height="4.131cm" svg:x="6.842cm" svg:y="14.498cm">
          <draw:glue-point draw:id="4" svg:x="5.001cm" svg:y="-2.989cm"/>
          <draw:glue-point draw:id="5" svg:x="5.001cm" svg:y="3.035cm"/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0.951cm" svg:height="1.979cm" svg:x="8.594cm" svg:y="15.022cm">
          <draw:text-box>
            <text:p><text:span text:style-name="T5">D</text:span></text:p>
            <text:p><text:span text:style-name="T5"/></text:p>
            <text:p><text:span text:style-name="T5"/></text:p>
            <text:p><text:span text:style-name="T5">ce</text:span></text:p>
          </draw:text-box>
        </draw:frame>
        <draw:frame draw:style-name="gr10" draw:text-style-name="P6" draw:layer="layout" svg:width="0.951cm" svg:height="1.369cm" svg:x="8.505cm" svg:y="17.466cm">
          <draw:text-box>
            <text:p><text:span text:style-name="T6">&lt;</text:span></text:p>
          </draw:text-box>
        </draw:frame>
        <draw:custom-shape draw:style-name="gr3" draw:text-style-name="P1" xml:id="id3" draw:id="id3" draw:layer="layout" svg:width="1.51cm" svg:height="1.668cm" svg:x="13.774cm" svg:y="16.388cm">
          <text:p/>
          <draw:enhanced-geometry svg:viewBox="0 0 21600 21600" draw:mirror-horizontal="true" draw:glue-points="10800 0 0 10800 10800 21600 21600 10800" draw:text-areas="0 3100 18500 18500" draw:type="flowchart-delay" draw:enhanced-path="M 10800 0 X 21600 10800 10800 21600 L 0 21600 0 0 Z N"/>
        </draw:custom-shape>
        <draw:frame draw:style-name="gr4" draw:layer="layout" svg:width="2.975cm" svg:height="2.221cm" svg:x="15.158cm" svg:y="16.319cm">
          <draw:text-box>
            <text:p><text:span text:style-name="T2"><text:s/></text:span><text:span text:style-name="T2">wb_stb_i</text:span></text:p>
            <text:p><text:span text:style-name="T2"><text:s/></text:span><text:span text:style-name="T2">wb_cyc_i</text:span></text:p>
            <text:p><text:span text:style-name="T2">~wb_we_i</text:span></text:p>
            <text:p><text:span text:style-name="T2">~wb_adr_i[3:2]</text:span></text:p>
            <text:p><text:span text:style-name="T2"/></text:p>
          </draw:text-box>
        </draw:frame>
        <draw:line draw:style-name="gr5" draw:text-style-name="P1" draw:layer="layout" svg:x1="15.299cm" svg:y1="16.821cm" svg:x2="17.099cm" svg:y2="16.821cm">
          <text:p/>
        </draw:line>
        <draw:line draw:style-name="gr5" draw:text-style-name="P1" draw:layer="layout" svg:x1="15.287cm" svg:y1="17.247cm" svg:x2="17.087cm" svg:y2="17.247cm">
          <text:p/>
        </draw:line>
        <draw:line draw:style-name="gr5" draw:text-style-name="P1" draw:layer="layout" svg:x1="15.299cm" svg:y1="17.647cm" svg:x2="17.099cm" svg:y2="17.647cm">
          <text:p/>
        </draw:line>
        <draw:frame draw:style-name="gr7" draw:text-style-name="P4" draw:layer="layout" svg:width="1.612cm" svg:height="0.645cm" svg:x="12.33cm" svg:y="16.668cm">
          <draw:text-box>
            <text:p><text:span text:style-name="T4">wb_rd</text:span></text:p>
          </draw:text-box>
        </draw:frame>
        <draw:connector draw:style-name="gr11" draw:text-style-name="P1" draw:layer="layout" svg:x1="10.728cm" svg:y1="17.604cm" svg:x2="9.545cm" svg:y2="16.563cm" draw:start-shape="id1" draw:start-glue-point="7" draw:end-shape="id2" draw:end-glue-point="1" svg:d="m10728 17604h-593v-1041h-590">
          <text:p/>
        </draw:connector>
        <draw:custom-shape draw:style-name="gr3" draw:text-style-name="P1" xml:id="id1" draw:id="id1" draw:layer="layout" svg:width="1.51cm" svg:height="1.668cm" svg:x="10.727cm" svg:y="16.77cm">
          <draw:glue-point draw:id="8" svg:x="5.006cm" svg:y="-2.308cm"/>
          <draw:glue-point draw:id="9" svg:x="5.006cm" svg:y="2.494cm"/>
          <text:p/>
          <draw:enhanced-geometry svg:viewBox="0 0 21600 21600" draw:mirror-horizontal="true" draw:glue-points="10800 0 0 10800 10800 21600 21600 10800" draw:text-areas="0 3100 18500 18500" draw:type="flowchart-delay" draw:enhanced-path="M 10800 0 X 21600 10800 10800 21600 L 0 21600 0 0 Z N"/>
        </draw:custom-shape>
        <draw:connector draw:style-name="gr12" draw:text-style-name="P1" draw:layer="layout" svg:x1="13.774cm" svg:y1="17.222cm" svg:x2="12.237cm" svg:y2="17.22cm" draw:start-shape="id3" draw:start-glue-point="7" draw:end-shape="id1" draw:end-glue-point="8" svg:d="m13774 17222h-769v-2h-768">
          <text:p/>
        </draw:connector>
        <draw:connector draw:style-name="gr13" draw:text-style-name="P1" draw:layer="layout" svg:x1="12.237cm" svg:y1="18.019cm" svg:x2="13.774cm" svg:y2="18.022cm" draw:start-shape="id1" draw:start-glue-point="9" svg:d="m12237 18019h1019v3h518">
          <text:p/>
        </draw:connector>
        <draw:frame draw:style-name="gr14" draw:text-style-name="P4" draw:layer="layout" svg:width="1.27cm" svg:height="0.645cm" svg:x="12.356cm" svg:y="17.518cm">
          <draw:text-box>
            <text:p><text:span text:style-name="T4">~ack</text:span></text:p>
          </draw:text-box>
        </draw:frame>
        <draw:connector draw:style-name="gr13" draw:text-style-name="P1" draw:layer="layout" svg:x1="5.878cm" svg:y1="9.494cm" svg:x2="7.626cm" svg:y2="9.497cm" draw:start-shape="id4" draw:start-glue-point="7" svg:d="m5878 9494h1125v3h623">
          <text:p/>
        </draw:connector>
        <draw:frame draw:style-name="gr14" draw:text-style-name="P4" draw:layer="layout" svg:width="1.27cm" svg:height="0.645cm" svg:x="6.24cm" svg:y="9.869cm">
          <draw:text-box>
            <text:p><text:span text:style-name="T4">~ack</text:span></text:p>
          </draw:text-box>
        </draw:frame>
        <draw:g xml:id="id12" draw:id="id12">
          <draw:custom-shape draw:style-name="gr3" draw:text-style-name="P1" draw:layer="layout" svg:width="2.703cm" svg:height="4.131cm" svg:x="9.669cm" svg:y="7.802cm">
            <draw:glue-point draw:id="4" svg:x="-4.994cm" svg:y="-2.987cm"/>
            <draw:glue-point draw:id="5" svg:x="-4.994cm" svg:y="3.033cm"/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frame draw:style-name="gr15" draw:text-style-name="P5" draw:layer="layout" svg:width="0.951cm" svg:height="3.287cm" svg:x="9.711cm" svg:y="8.376cm">
            <draw:text-box>
              <text:p><text:span text:style-name="T5">D</text:span></text:p>
              <text:p><text:span text:style-name="T5"/></text:p>
              <text:p><text:span text:style-name="T5"/></text:p>
              <text:p><text:span text:style-name="T5">ce</text:span></text:p>
            </draw:text-box>
          </draw:frame>
        </draw:g>
        <draw:frame draw:style-name="gr16" draw:text-style-name="P6" draw:layer="layout" svg:width="0.951cm" svg:height="2.345cm" svg:x="9.482cm" svg:y="11.096cm">
          <draw:text-box>
            <text:p><text:span text:style-name="T6">&gt;</text:span></text:p>
          </draw:text-box>
        </draw:frame>
        <draw:frame draw:style-name="gr17" draw:text-style-name="P5" draw:layer="layout" svg:width="0.951cm" svg:height="1.135cm" svg:x="11.704cm" svg:y="9.609cm">
          <draw:text-box>
            <text:p><text:span text:style-name="T5">Q</text:span></text:p>
          </draw:text-box>
        </draw:frame>
        <draw:line draw:style-name="gr18" draw:text-style-name="P1" draw:layer="layout" svg:x1="6.868cm" svg:y1="16.608cm" svg:x2="4.302cm" svg:y2="16.608cm">
          <text:p/>
        </draw:line>
        <draw:custom-shape draw:style-name="gr19" draw:text-style-name="P1" xml:id="id11" draw:id="id11" draw:layer="layout" svg:width="1.468cm" svg:height="2.096cm" svg:x="7.6cm" svg:y="8.847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line draw:style-name="gr20" draw:text-style-name="P1" draw:layer="layout" svg:x1="5.875cm" svg:y1="10.456cm" svg:x2="7.548cm" svg:y2="10.482cm">
          <text:p/>
        </draw:line>
        <draw:custom-shape draw:style-name="gr3" draw:text-style-name="P1" xml:id="id5" draw:id="id5" draw:layer="layout" svg:width="1.082cm" svg:height="1.061cm" svg:x="21.063cm" svg:y="15.723cm">
          <draw:glue-point draw:id="8" svg:x="-5cm" svg:y="-2.302cm"/>
          <draw:glue-point draw:id="9" svg:x="-5cm" svg:y="2.488cm"/>
          <text:p/>
          <draw:enhanced-geometry svg:viewBox="0 0 21600 21600" draw:mirror-horizontal="false" draw:glue-points="10800 0 0 10800 10800 21600 21600 10800" draw:text-areas="0 3100 18500 18500" draw:type="flowchart-delay" draw:enhanced-path="M 10800 0 X 21600 10800 10800 21600 L 0 21600 0 0 Z N"/>
        </draw:custom-shape>
        <draw:custom-shape draw:style-name="gr3" draw:text-style-name="P1" xml:id="id7" draw:id="id7" draw:layer="layout" svg:width="1.082cm" svg:height="1.061cm" svg:x="21.063cm" svg:y="16.904cm">
          <draw:glue-point draw:id="8" svg:x="-5cm" svg:y="-2.302cm"/>
          <draw:glue-point draw:id="9" svg:x="-5cm" svg:y="2.488cm"/>
          <text:p/>
          <draw:enhanced-geometry svg:viewBox="0 0 21600 21600" draw:mirror-horizontal="false" draw:glue-points="10800 0 0 10800 10800 21600 21600 10800" draw:text-areas="0 3100 18500 18500" draw:type="flowchart-delay" draw:enhanced-path="M 10800 0 X 21600 10800 10800 21600 L 0 21600 0 0 Z N"/>
        </draw:custom-shape>
        <draw:custom-shape draw:style-name="gr21" draw:text-style-name="P1" xml:id="id6" draw:id="id6" draw:layer="layout" svg:width="1.468cm" svg:height="1.336cm" svg:x="22.825cm" svg:y="16.165cm">
          <draw:glue-point draw:id="8" svg:x="-3.576cm" svg:y="-2.634cm"/>
          <draw:glue-point draw:id="9" svg:x="-3.746cm" svg:y="3.053cm"/>
          <text:p/>
          <draw:enhanced-geometry svg:viewBox="0 0 21600 21600" draw:mirror-horizontal="true" draw:glue-points="21600 0 0 10800 21600 21600 ?f0 10800" draw:text-areas="?f1 ?f10 21600 ?f11" draw:type="moon" draw:modifiers="18100.4765146358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onnector draw:style-name="gr22" draw:text-style-name="P1" draw:layer="layout" svg:x1="22.145cm" svg:y1="16.253cm" svg:x2="23.035cm" svg:y2="16.482cm" draw:start-shape="id5" draw:start-glue-point="7" draw:end-shape="id6" draw:end-glue-point="8" svg:d="m22145 16253h340v229h550">
          <text:p/>
        </draw:connector>
        <draw:connector draw:style-name="gr22" draw:text-style-name="P1" draw:layer="layout" svg:x1="22.145cm" svg:y1="17.434cm" svg:x2="23.01cm" svg:y2="17.24cm" draw:start-shape="id7" draw:start-glue-point="7" draw:end-shape="id6" draw:end-glue-point="9" svg:d="m22145 17434h340v-194h525">
          <text:p/>
        </draw:connector>
        <draw:custom-shape draw:style-name="gr3" draw:text-style-name="P1" xml:id="id8" draw:id="id8" draw:layer="layout" svg:width="1.494cm" svg:height="1.876cm" svg:x="24.393cm" svg:y="17.021cm">
          <draw:glue-point draw:id="4" svg:x="-4.994cm" svg:y="-2.987cm"/>
          <draw:glue-point draw:id="5" svg:x="-4.994cm" svg:y="3.033cm"/>
          <text:p/>
          <draw:enhanced-geometry svg:viewBox="0 0 21600 21600" draw:mirror-horizontal="true" draw:type="rectangle" draw:enhanced-path="M 0 0 L 21600 0 21600 21600 0 21600 0 0 Z N"/>
        </draw:custom-shape>
        <draw:connector draw:style-name="gr22" draw:text-style-name="P1" draw:layer="layout" svg:x1="24.293cm" svg:y1="16.833cm" svg:x2="25.14cm" svg:y2="17.021cm" draw:start-shape="id6" draw:start-glue-point="5" draw:end-shape="id8" draw:end-glue-point="0" svg:d="m24293 16833h847v188">
          <text:p/>
        </draw:connector>
        <draw:custom-shape draw:style-name="gr3" draw:text-style-name="P1" xml:id="id9" draw:id="id9" draw:layer="layout" svg:width="0.234cm" svg:height="0.24cm" svg:x="20.815cm" svg:y="17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0" draw:id="id10" draw:layer="layout" svg:width="0.234cm" svg:height="0.24cm" svg:x="20.814cm" svg:y="16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1" draw:layer="layout" draw:line-skew="0cm 2.895cm" svg:x1="25.887cm" svg:y1="17.959cm" svg:x2="20.815cm" svg:y2="17.778cm" draw:start-shape="id8" draw:start-glue-point="1" draw:end-shape="id9" draw:end-glue-point="6" svg:d="m25887 17959h501v1456h-6074v-1637h501">
          <text:p/>
        </draw:connector>
        <draw:connector draw:style-name="gr22" draw:text-style-name="P1" draw:layer="layout" svg:x1="20.815cm" svg:y1="17.778cm" svg:x2="20.814cm" svg:y2="16.477cm" draw:start-shape="id9" draw:start-glue-point="6" draw:end-shape="id10" draw:end-glue-point="6" svg:d="m20815 17778h-502v-1301h501">
          <text:p/>
        </draw:connector>
        <draw:frame draw:style-name="gr7" draw:text-style-name="P4" draw:layer="layout" svg:width="1.612cm" svg:height="0.645cm" svg:x="18.712cm" svg:y="15.624cm">
          <draw:text-box>
            <text:p><text:span text:style-name="T4">wb_rd</text:span></text:p>
          </draw:text-box>
        </draw:frame>
        <draw:frame draw:style-name="gr7" draw:text-style-name="P4" draw:layer="layout" svg:width="1.664cm" svg:height="0.645cm" svg:x="18.63cm" svg:y="16.894cm">
          <draw:text-box>
            <text:p><text:span text:style-name="T4">wb_wr</text:span></text:p>
          </draw:text-box>
        </draw:frame>
        <draw:frame draw:style-name="gr7" draw:text-style-name="P4" draw:layer="layout" svg:width="1.158cm" svg:height="0.645cm" svg:x="24.731cm" svg:y="17.302cm">
          <draw:text-box>
            <text:p><text:span text:style-name="T4">ack</text:span></text:p>
          </draw:text-box>
        </draw:frame>
        <draw:frame draw:style-name="gr7" draw:text-style-name="P4" draw:layer="layout" svg:width="1.158cm" svg:height="0.645cm" svg:x="24.592cm" svg:y="17.081cm">
          <draw:text-box>
            <text:p><text:span text:style-name="T4">set</text:span></text:p>
          </draw:text-box>
        </draw:frame>
        <draw:frame draw:style-name="gr7" draw:text-style-name="P4" draw:layer="layout" svg:width="1.418cm" svg:height="0.645cm" svg:x="24.49cm" svg:y="18.208cm">
          <draw:text-box>
            <text:p><text:span text:style-name="T4">reset</text:span></text:p>
          </draw:text-box>
        </draw:frame>
        <draw:line draw:style-name="gr5" draw:text-style-name="P1" draw:layer="layout" svg:x1="20.125cm" svg:y1="16.027cm" svg:x2="21.069cm" svg:y2="16.027cm">
          <text:p/>
        </draw:line>
        <draw:line draw:style-name="gr5" draw:text-style-name="P1" draw:layer="layout" svg:x1="21.043cm" svg:y1="17.256cm" svg:x2="19.916cm" svg:y2="17.256cm">
          <text:p/>
        </draw:line>
        <draw:connector draw:style-name="gr23" draw:text-style-name="P1" draw:layer="layout" draw:line-skew="0.008cm" svg:x1="9.068cm" svg:y1="9.895cm" svg:x2="9.676cm" svg:y2="9.867cm" draw:start-shape="id11" draw:start-glue-point="7" draw:end-shape="id12" draw:end-glue-point="3" svg:d="m9068 9895h313v-28h295">
          <text:p/>
        </draw:connector>
        <draw:connector draw:style-name="gr24" draw:text-style-name="P1" draw:layer="layout" svg:x1="4.47cm" svg:y1="8.157cm" svg:x2="9.664cm" svg:y2="8.642cm" draw:start-shape="id13" draw:start-glue-point="1" svg:d="m4470 8157h2847v485h2347">
          <text:p/>
        </draw:connector>
        <draw:frame draw:style-name="gr8" draw:text-style-name="P3" xml:id="id13" draw:id="id13" draw:layer="layout" svg:width="2.708cm" svg:height="0.707cm" svg:x="1.762cm" svg:y="7.804cm">
          <draw:text-box>
            <text:p><text:span text:style-name="T2">wb_dat_i[7:0]</text:span></text:p>
          </draw:text-box>
        </draw:frame>
        <draw:custom-shape draw:style-name="gr25" draw:text-style-name="P1" xml:id="id17" draw:id="id17" draw:layer="layout" svg:width="3.764cm" svg:height="0.76cm" svg:x="13.727cm" svg:y="14.934cm">
          <text:p text:style-name="P1">gpio_input</text:p>
          <draw:enhanced-geometry svg:viewBox="0 0 21600 21600" draw:type="rectangle" draw:enhanced-path="M 0 0 L 21600 0 21600 21600 0 21600 0 0 Z N"/>
        </draw:custom-shape>
        <draw:custom-shape draw:style-name="gr3" draw:text-style-name="P1" xml:id="id19" draw:id="id19" draw:layer="layout" svg:width="3.453cm" svg:height="1.025cm" draw:transform="rotate (-1.5707963267949) translate (14.49cm 9.997cm)">
          <draw:glue-point draw:id="8" svg:x="-4.965cm" svg:y="3.414cm"/>
          <draw:glue-point draw:id="9" svg:x="-4.965cm" svg:y="-3.234cm"/>
          <text:p/>
          <draw:enhanced-geometry svg:viewBox="0 0 21600 21600" draw:mirror-horizontal="tru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g>
          <draw:custom-shape draw:style-name="gr25" draw:text-style-name="P1" xml:id="id14" draw:id="id14" draw:layer="layout" svg:width="3.738cm" svg:height="0.76cm" svg:x="15.875cm" svg:y="11.826cm">
            <text:p text:style-name="P1">gpio_dir</text:p>
            <draw:enhanced-geometry svg:viewBox="0 0 21600 21600" draw:type="rectangle" draw:enhanced-path="M 0 0 L 21600 0 21600 21600 0 21600 0 0 Z N"/>
          </draw:custom-shape>
          <draw:custom-shape draw:style-name="gr25" draw:text-style-name="P1" xml:id="id16" draw:id="id16" draw:layer="layout" svg:width="3.738cm" svg:height="0.76cm" svg:x="15.875cm" svg:y="11.066cm">
            <text:p text:style-name="P1">gpio_o</text:p>
            <draw:enhanced-geometry svg:viewBox="0 0 21600 21600" draw:type="rectangle" draw:enhanced-path="M 0 0 L 21600 0 21600 21600 0 21600 0 0 Z N"/>
          </draw:custom-shape>
        </draw:g>
        <draw:frame draw:style-name="gr26" draw:layer="layout" svg:width="1.172cm" svg:height="0.806cm" svg:x="13.417cm" svg:y="10.862cm">
          <draw:text-box>
            <text:p><text:span text:style-name="T7">01</text:span></text:p>
          </draw:text-box>
        </draw:frame>
        <draw:frame draw:style-name="gr27" draw:layer="layout" svg:width="1.171cm" svg:height="0.806cm" svg:x="13.418cm" svg:y="11.788cm">
          <draw:text-box>
            <text:p><text:span text:style-name="T7">10</text:span></text:p>
          </draw:text-box>
        </draw:frame>
        <draw:custom-shape draw:style-name="gr28" draw:text-style-name="P1" xml:id="id15" draw:id="id15" draw:layer="layout" svg:width="1.52cm" svg:height="1.622cm" draw:transform="rotate (-1.5707963267949) translate (22.037cm 10.699cm)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4" draw:text-style-name="P1" draw:layer="layout" svg:x1="15.878cm" svg:y1="12.195cm" svg:x2="14.435cm" svg:y2="12.176cm">
          <text:p/>
        </draw:line>
        <draw:connector draw:style-name="gr23" draw:text-style-name="P1" draw:layer="layout" draw:line-skew="-4.007cm -0.657cm" svg:x1="19.613cm" svg:y1="12.206cm" svg:x2="21.226cm" svg:y2="11.839cm" draw:start-shape="id14" draw:start-glue-point="1" draw:end-shape="id15" draw:end-glue-point="9" svg:d="m19613 12206h437v224h1176v-591">
          <text:p/>
        </draw:connector>
        <draw:connector draw:style-name="gr23" draw:text-style-name="P1" draw:layer="layout" svg:x1="19.613cm" svg:y1="11.446cm" svg:x2="20.415cm" svg:y2="11.459cm" draw:start-shape="id16" draw:start-glue-point="1" draw:end-shape="id15" draw:end-glue-point="7" svg:d="m19613 11446h401v13h401">
          <text:p/>
        </draw:connector>
        <draw:connector draw:style-name="gr29" draw:text-style-name="P1" draw:layer="layout" svg:x1="22.037cm" svg:y1="11.459cm" svg:x2="24.733cm" svg:y2="11.446cm" draw:start-shape="id15" draw:start-glue-point="4" svg:d="m22037 11459h2358v-13h338">
          <text:p/>
        </draw:connector>
        <draw:connector draw:style-name="gr30" draw:text-style-name="P1" draw:layer="layout" svg:x1="17.491cm" svg:y1="15.314cm" svg:x2="24.081cm" svg:y2="11.486cm" draw:start-shape="id17" draw:start-glue-point="1" draw:end-shape="id18" draw:end-glue-point="2" svg:d="m17491 15314h6590v-3828">
          <text:p/>
        </draw:connector>
        <draw:connector draw:style-name="gr31" draw:text-style-name="P1" draw:layer="layout" svg:x1="13.727cm" svg:y1="15.314cm" svg:x2="9.544cm" svg:y2="15.329cm" draw:start-shape="id17" draw:start-glue-point="3" draw:end-shape="id2" draw:end-glue-point="4" svg:d="m13727 15314h-2091v15h-2092">
          <text:p/>
        </draw:connector>
        <draw:connector draw:style-name="gr32" draw:text-style-name="P1" draw:layer="layout" svg:x1="13.472cm" svg:y1="11.725cm" svg:x2="12.379cm" svg:y2="9.867cm" draw:start-shape="id19" draw:start-glue-point="4" draw:end-shape="id12" draw:end-glue-point="1" svg:d="m13472 11725h-547v-1858h-546">
          <text:p/>
        </draw:connector>
        <draw:frame draw:style-name="gr33" draw:text-style-name="P3" xml:id="id20" draw:id="id20" draw:layer="layout" svg:width="2.708cm" svg:height="1.777cm" svg:x="4.087cm" svg:y="13.587cm">
          <draw:text-box>
            <text:p><text:span text:style-name="T2">wb_adr_i[3:2]</text:span></text:p>
          </draw:text-box>
        </draw:frame>
        <draw:frame draw:style-name="gr8" draw:text-style-name="P3" xml:id="id18" draw:id="id18" draw:layer="layout" svg:width="3.343cm" svg:height="0.707cm" svg:x="22.41cm" svg:y="10.779cm">
          <draw:text-box>
            <text:p><text:span text:style-name="T2">gpio_inout[7:0]</text:span></text:p>
          </draw:text-box>
        </draw:frame>
        <draw:line draw:style-name="gr24" draw:text-style-name="P1" draw:layer="layout" svg:x1="15.878cm" svg:y1="11.433cm" svg:x2="14.435cm" svg:y2="11.414cm">
          <text:p/>
        </draw:line>
        <draw:connector draw:style-name="gr34" draw:text-style-name="P1" draw:layer="layout" draw:line-skew="0cm -1.021cm" svg:x1="6.795cm" svg:y1="13.94cm" svg:x2="13.985cm" svg:y2="13.106cm" draw:start-shape="id20" draw:start-glue-point="1" draw:end-shape="id19" draw:end-glue-point="7" svg:d="m6795 13940h3338v14h3852v-848">
          <text:p/>
        </draw:connector>
        <draw:frame draw:style-name="gr35" draw:text-style-name="P7" draw:layer="layout" svg:width="11.551cm" svg:height="2.811cm" svg:x="6.721cm" svg:y="5.064cm">
          <draw:text-box>
            <text:p text:style-name="P7"><text:span text:style-name="T8">typedef struct {</text:span></text:p>
            <text:p text:style-name="P7"><text:span text:style-name="T8">   </text:span><text:span text:style-name="T8">volatile uint32_t read; <text:s text:c="2"/>BASE <text:s text:c="4"/>= <text:s text:c="2"/></text:span><text:span text:style-name="T9">X X </text:span><text:span text:style-name="T10">0 0</text:span><text:span text:style-name="T9"> 0 0</text:span></text:p>
            <text:p text:style-name="P7"><text:span text:style-name="T8">   </text:span><text:span text:style-name="T8">volatile uint32_t write; <text:s text:c="2"/>BASE+4 = <text:s/></text:span><text:span text:style-name="T9">X X </text:span><text:span text:style-name="T10">0 1</text:span><text:span text:style-name="T9"> 0 0</text:span></text:p>
            <text:p text:style-name="P7"><text:span text:style-name="T8">   </text:span><text:span text:style-name="T8">volatile uint32_t w_dir; <text:s/>BASE+8 = <text:s/></text:span><text:span text:style-name="T9">X X </text:span><text:span text:style-name="T10">1 0</text:span><text:span text:style-name="T9"> 0 0</text:span></text:p>
            <text:p text:style-name="P7"><text:span text:style-name="T8">} gpio_t;</text:span></text:p>
          </draw:text-box>
        </draw:frame>
        <draw:custom-shape draw:style-name="gr36" draw:text-style-name="P1" xml:id="id22" draw:id="id22" draw:layer="layout" svg:width="1.778cm" svg:height="4.191cm" svg:x="13.192cm" svg:y="9.63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xml:id="id21" draw:id="id21" draw:layer="layout" svg:width="0.762cm" svg:height="1.143cm" svg:x="15.351cm" svg:y="6.207cm">
          <text:p/>
          <draw:enhanced-geometry svg:viewBox="0 0 21600 21600" draw:type="rectangle" draw:enhanced-path="M 0 0 L 21600 0 21600 21600 0 21600 0 0 Z N"/>
        </draw:custom-shape>
        <draw:connector draw:style-name="gr37" draw:text-style-name="P1" draw:layer="layout" svg:x1="15.732cm" svg:y1="7.35cm" svg:x2="14.081cm" svg:y2="9.636cm" draw:start-shape="id21" draw:start-glue-point="2" draw:end-shape="id22" draw:end-glue-point="0" svg:d="m15732 7350v1142h-1651v114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131 902" svg:d="m564 0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CO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4-06T20:34:44</meta:creation-date>
    <dc:date>2012-09-06T22:04:53</dc:date>
    <meta:editing-duration>PT5H9M18S</meta:editing-duration>
    <meta:editing-cycles>138</meta:editing-cycles>
    <meta:generator>LibreOffice/3.5$Linux_x86 LibreOffice_project/350m1$Build-2</meta:generator>
    <meta:document-statistic meta:object-count="85"/>
  </office:meta>
</office:document-meta>
</file>